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580" officeooo:paragraph-rsid="000b0580"/>
    </style:style>
    <style:style style:name="P2" style:family="paragraph" style:parent-style-name="Standard">
      <style:paragraph-properties fo:text-align="start" style:justify-single-word="false"/>
      <style:text-properties officeooo:rsid="000b0580" officeooo:paragraph-rsid="000b0580"/>
    </style:style>
    <style:style style:name="P3" style:family="paragraph" style:parent-style-name="Standard" style:list-style-name="L1">
      <style:text-properties officeooo:rsid="000b0580" officeooo:paragraph-rsid="000b05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rection</text:p>
      <text:p text:style-name="P2">TP de SVT</text:p>
      <text:p text:style-name="P1"/>
      <text:p text:style-name="P1"/>
      <text:p text:style-name="P1">COX = enzyme, produit par le mastocyte </text:p>
      <text:p text:style-name="P1"/>
      <text:p text:style-name="P1"/>
      <text:p text:style-name="P1"/>
      <text:list xml:id="list2451583018848665274" text:style-name="L1">
        <text:list-item>
          <text:p text:style-name="P3">.</text:p>
          <text:list>
            <text:list-item>
              <text:p text:style-name="P3">COX – acide arachidonique </text:p>
            </text:list-item>
            <text:list-item>
              <text:p text:style-name="P3">COX – aspirine </text:p>
            </text:list-item>
            <text:list-item>
              <text:p text:style-name="P3">Si ibuprofène établit une liaison avec COX </text:p>
            </text:list-item>
            <text:list-item>
              <text:p text:style-name="P3">Comparaison : AA, IP, Asp se fixent tous sur l’acide aminé 120 de la COX </text:p>
            </text:list-item>
          </text:list>
        </text:list-item>
        <text:list-item>
          <text:p text:style-name="P3">.</text:p>
        </text:list-item>
        <text:list-item>
          <text:p text:style-name="P3">.</text:p>
        </text:list-item>
        <text:list-item>
          <text:p text:style-name="P3">.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03:14.045000000</meta:creation-date>
    <dc:date>2019-03-19T11:17:31.922000000</dc:date>
    <meta:editing-duration>PT4M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51" meta:character-count="232" meta:non-whitespace-character-count="194"/>
  </office:meta>
</office:document-meta>
</file>